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ec39" officeooo:paragraph-rsid="0011ec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ZZAZIONE DI UNA PISCINA IN OSTRA VIA DEL PARADISO, 14</text:p>
      <text:p text:style-name="P1">OPERE EDILI</text:p>
      <text:p text:style-name="P1">PROPRIETA’ HORST FISCHER</text:p>
      <text:p text:style-name="P1">GENERALE</text:p>
      <text:p text:style-name="P1">Scavo di sbancamento eseguito con uso di mezzi meccanici di materie di qualsiasi natura e consistenza, asciutte, bagnate o melmose,</text:p>
      <text:p text:style-name="P1">esclusa la roccia da mina ma compresi i trovanti rocciosi ed i relitti di muratura fino a m³ 0,50, compreso lo spianamento e la configurazione</text:p>
      <text:p text:style-name="P1">del fondo anche se a gradoni e l'eventuale profilatura di pareti, scarpate e simili. Sono inoltre compresi: il deflusso dell'eventuale acqua</text:p>
      <text:p text:style-name="P1">presente fino ad un battente massimo di cm 20; la demolizione delle normali sovrastrutture, tipo pavimentazioni stradali o simili; il taglio di</text:p>
      <text:p text:style-name="P1">alberi e cespugli, l'estirpazione di ceppaie. Sono compresi: l’onere per il carico in alto, la movimentazione nell’ambito del cantiere dei</text:p>
      <text:p text:style-name="P1">materiali provenienti dagli scavi ed il relativo carico su automezzo meccanico. Sono da computarsi a parte le eventuali opere di protezione</text:p>
      <text:p text:style-name="P1">(sbatacchiature) ed il trasporto a discarica con i relativi oneri. È inoltre compreso quanto altro occorre per dare l'opera finita.</text:p>
      <text:p text:style-name="P1">Terreno</text:p>
      <text:p text:style-name="P1">Rinterro o riempimento di cavi o di buche con materiali scevri da sostanze organiche. Sono compresi: la fornitura a bordo scavo dei</text:p>
      <text:p text:style-name="P1">materiali da utilizzare; gli spianamenti; la costipazione e la pilonatura a strati non superiori a cm 30; la bagnatura e necessari ricarichi; i</text:p>
      <text:p text:style-name="P1">movimenti dei materiali per quanto sopra eseguiti con mezzi meccanici; la cernita dei materiali. È inoltre compreso quanto altro occorre per</text:p>
      <text:p text:style-name="P1">dare l'opera finita. Con materiale proveniente dagli scavi di cantiere.</text:p>
      <text:p text:style-name="P1">Terreno</text:p>
      <text:p text:style-name="P1">PISCINA</text:p>
      <text:p text:style-name="P1">Pali di lunghezza fino a m 20,00, trivellati con sonda a rotazione, completi in opera. Sono compresi: la fornitura del calcestruzzo con</text:p>
      <text:p text:style-name="P1">resistenza caratteristica non inferiore a Rck 25 MPa; la trivellazione in rocce sciolte non escluso l'attraversamento di trovanti di spessore</text:p>
      <text:p text:style-name="P1">fino a cm 100; la posa in opera della gabbia di armatura comprensiva di opportuni distanziali non metallici, al fine di garantire la sua</text:p>
      <text:p text:style-name="P1">centratura all'interno del foro (3 distanziatori ogni 3 m); la rettifica delle teste dei pali; la rimozione ed il carico, il trasporto e lo scarico a</text:p>
      <text:p text:style-name="P1">rifiuto dei materiali di risulta dalla trivellazione e dalle operazioni di rettifica delle teste dei pali; ogni compenso ed onere per l'impiego delle</text:p>
      <text:p text:style-name="P1">necessarie attrezzature per il getto del calcestruzzo dal fondo in modo da evitare il dilavamento o la separazione dei componenti; l'onere del</text:p>
      <text:p text:style-name="P1">maggiore calcestruzzo occorrente per l'espansione dello stesso fino al 20%, anche in presenza di acqua. È inoltre compreso quanto altro</text:p>
      <text:p text:style-name="P1">occorre per dare l'opera finita. È esclusa la fornitura dei ferri di armatura che saranno compensati con i prezzi di cui al CAP. 3. La misura</text:p>
      <text:p text:style-name="P1">verrà effettuata per la lunghezza effettiva dei pali a testa rettificata. Con diametro del palo cm 50.</text:p>
      <text:p text:style-name="P1">Fondazione</text:p>
      <text:p text:style-name="P1">Barre in acciaio, controllato in stabilimento, ad aderenza migliorata Fe B44K per strutture in C.A., fornite e poste in opera. Sono compresi: i</text:p>
      <text:p text:style-name="P1">tagli; le piegature; le sovrapposizioni; gli sfridi; le legature con filo di ferro ricotto; le eventuali saldature; gli aumenti di trafila rispetto ai</text:p>
      <text:p text:style-name="P1">diametri commerciali, assumendo un peso specifico convenzionale di g/cm³ 7,85 e tutti gli oneri relativi ai controlli di legge ove richiesti. È</text:p>
      <text:p text:style-name="P1"><text:soft-page-break/>inoltre compreso quanto altro occorre per dare l'opera finita.</text:p>
      <text:p text:style-name="P1">Pali di Fondazione in ragione di kg. 27 al ml</text:p>
      <text:p text:style-name="P1">Classe di esposizione XC4 - corrosione indotta da carbonatazione - ambiente ciclicamente bagnato e asciutto (rapporto a/cmax inferiore a</text:p>
      <text:p text:style-name="P1">0,50). Fornitura e posa in opera di calcestruzzo durevole a prestazione garantita secondo la normativa vigente, preconfezionato con</text:p>
      <text:p text:style-name="P1">aggregati di varie pezzature atte ad assicurare un assortimento granulometrico adeguato con diametro massimo dell'aggregato 32 mm e</text:p>
      <text:p text:style-name="P1">classe di consistenza S4. È compreso nel prezzo: il trasporto dalla centrale di produzione con autobetoniera, disponibilità dell'autobetoniera</text:p>
      <text:p text:style-name="P1">per lo scarico, ogni altro onere e magistero per dare i conglomerati eseguiti a regola d'arte. Sono escluse le armature metalliche, le</text:p>
      <text:p text:style-name="P1">casseforme e il pompaggio da compensarsi con prezzi a parte. È escluso l'onere dei controlli in corso d'opera in conformità alle prescrizioni</text:p>
      <text:p text:style-name="P1">indicate nelle Norme Tecniche per le costruzioni. Rck 40 Mpa</text:p>
      <text:p text:style-name="P1">Platea di base Fondazione piastra di base</text:p>
      <text:p text:style-name="P1">Fornitura e posa in opera di casseforme e delle relative armature di sostegno fino ad una altezza netta di m. 3,50 dal piano di appoggio.</text:p>
      <text:p text:style-name="P1">Sono compresi: montaggio, puntelli, morsetti, chiodi, legature e accessori vari, l'impiego di idonei disarmanti, controventature, disarmo,</text:p>
      <text:p text:style-name="P1">pulitura, allontanamento e accatastamento del materiale utilizzato. È inoltre compreso quant'altro occorre per dare il lavoro finito in opera a</text:p>
      <text:p text:style-name="P1">perfetta regola d'arte. La misurazione è eseguita calcolando la superficie dei casseri a diretto contatto con il conglomerato cementizio. Per</text:p>
      <text:p text:style-name="P1">muri di sostegno e fondazioni quali plinti, travi rovesce, cordoli, platee etc.</text:p>
      <text:p text:style-name="P1">Platea di base Fondazione piastra di base</text:p>
      <text:p text:style-name="P1"/>
      <text:p text:style-name="P1"/>
      <text:p text:style-name="P1">Barre in acciaio, controllato in stabilimento, ad aderenza migliorata Fe B44K per strutture in C.A., fornite e poste in opera. Sono compresi: i</text:p>
      <text:p text:style-name="P1">tagli; le piegature; le sovrapposizioni; gli sfridi; le legature con filo di ferro ricotto; le eventuali saldature; gli aumenti di trafila rispetto ai</text:p>
      <text:p text:style-name="P1">diametri commerciali, assumendo un peso specifico convenzionale di g/cm³ 7,85 e tutti gli oneri relativi ai controlli di legge ove richiesti. E'</text:p>
      <text:p text:style-name="P1">inoltre compreso quanto altro occorre per dare l'opera finita.</text:p>
      <text:p text:style-name="P1">Platea di base Fondazione per piastra di base in ragione di kg 80 mc</text:p>
      <text:p text:style-name="P1">Classe di esposizione XC4 - corrosione indotta da carbonatazione - ambiente ciclicamente bagnato e asciutto (rapporto a/cmax inferiore a</text:p>
      <text:p text:style-name="P1">0,50). Fornitura e posa in opera di calcestruzzo durevole a prestazione garantita secondo la normativa vigente, preconfezionato con</text:p>
      <text:p text:style-name="P1">aggregati di varie pezzature atte ad assicurare un assortimento granulometrico adeguato con diametro massimo dell'aggregato 32 mm e</text:p>
      <text:p text:style-name="P1">classe di consistenza S4. È compreso nel prezzo: il trasporto dalla centrale di produzione con autobetoniera, disponibilità dell'autobetoniera</text:p>
      <text:p text:style-name="P1">per lo scarico, ogni altro onere e magistero per dare i conglomerati eseguiti a regola d'arte. Sono escluse le armature metalliche, le</text:p>
      <text:p text:style-name="P1">casseforme e il pompaggio da compensarsi con prezzi a parte. È escluso l'onere dei controlli in corso d'opera in conformità alle prescrizioni</text:p>
      <text:p text:style-name="P1">indicate nelle Norme Tecniche per le costruzioni. Rck 40 Mpa</text:p>
      <text:p text:style-name="P1">Fondazione cordoli solarium</text:p>
      <text:p text:style-name="P1">Solarium Piano Terra piastra base</text:p>
      <text:p text:style-name="P1">Fondazione scale a valle solarium</text:p>
      <text:p text:style-name="P1"><text:soft-page-break/>Fornitura e posa in opera di casseforme e delle relative armature di sostegno fino ad una altezza netta di m. 3,50 dal piano di appoggio.</text:p>
      <text:p text:style-name="P1">Sono compresi: montaggio, puntelli, morsetti, chiodi, legature e accessori vari, l'impiego di idonei disarmanti, controventature, disarmo,</text:p>
      <text:p text:style-name="P1">pulitura, allontanamento e accatastamento del materiale utilizzato. È inoltre compreso quant'altro occorre per dare il lavoro finito in opera a</text:p>
      <text:p text:style-name="P1">perfetta regola d'arte. La misurazione è eseguita calcolando la superficie dei casseri a diretto contatto con il conglomerato cementizio. Per</text:p>
      <text:p text:style-name="P1">muri di sostegno e fondazioni quali plinti, travi rovesce, cordoli, platee etc.</text:p>
      <text:p text:style-name="P1">Fondazione cordoli solarium</text:p>
      <text:p text:style-name="P1">Fondazione scale a valle solarium</text:p>
      <text:p text:style-name="P1">Barre in acciaio, controllato in stabilimento, ad aderenza migliorata Fe B44K per strutture in C.A., fornite e poste in opera. Sono compresi: i</text:p>
      <text:p text:style-name="P1">tagli; le piegature; le sovrapposizioni; gli sfridi; le legature con filo di ferro ricotto; le eventuali saldature; gli aumenti di trafila rispetto ai</text:p>
      <text:p text:style-name="P1">diametri commerciali, assumendo un peso specifico convenzionale di g/cm³ 7,85 e tutti gli oneri relativi ai controlli di legge ove richiesti. È</text:p>
      <text:p text:style-name="P1">inoltre compreso quanto altro occorre per dare l'opera finita.</text:p>
      <text:p text:style-name="P1">Fondazione cordoli solarium in ragione di 120 kg/mc</text:p>
      <text:p text:style-name="P1">Fondazione scale a valle solarium in ragione di 120 kg/mc</text:p>
      <text:p text:style-name="P1">Classe di esposizione XC4 - corrosione indotta da carbonatazione - ambiente ciclicamente bagnato e asciutto (rapporto a/cmax inferiore a</text:p>
      <text:p text:style-name="P1">0,50). Fornitura e posa in opera di calcestruzzo durevole a prestazione garantita secondo la normativa vigente, preconfezionato con</text:p>
      <text:p text:style-name="P1">aggregati di varie pezzature atte ad assicurare un assortimento granulometrico adeguato con diametro massimo dell'aggregato 32 mm e</text:p>
      <text:p text:style-name="P1">classe di consistenza S4. È compreso nel prezzo: il trasporto dalla centrale di produzione con autobetoniera, disponibilità dell'autobetoniera</text:p>
      <text:p text:style-name="P1">per lo scarico, ogni altro onere e magistero per dare i conglomerati eseguiti a regola d'arte. Sono escluse le armature metalliche, le</text:p>
      <text:p text:style-name="P1">casseforme e il pompaggio da compensarsi con prezzi a parte. È escluso l'onere dei controlli in corso d'opera in conformità alle prescrizioni</text:p>
      <text:p text:style-name="P1">indicate nelle Norme Tecniche per le costruzioni. Rck 40 Mpa</text:p>
      <text:p text:style-name="P1">Fondazione muri perimetrali</text:p>
      <text:p text:style-name="P1">Copertura vasca compenso Piano Terra piastra copertura vasca di compenso</text:p>
      <text:p text:style-name="P1">Fornitura e posa in opera di casseforme e delle relative armature di sostegno fino ad una altezza netta di m. 3,50 dal piano di appoggio.</text:p>
      <text:p text:style-name="P1">Sono compresi: montaggio, puntelli, morsetti, chiodi, legature e accessori vari, l'impiego di idonei disarmanti, controventature, disarmo,</text:p>
      <text:p text:style-name="P1">pulitura, allontanamento e accatastamento del materiale utilizzato. È inoltre compreso quant'altro occorre per dare il lavoro finito in opera a</text:p>
      <text:p text:style-name="P1">perfetta regola d'arte. La misurazione è eseguita calcolando la superficie dei casseri a diretto contatto con il conglomerato cementizio. Per</text:p>
      <text:p text:style-name="P1">muri di sostegno e fondazioni quali plinti, travi rovesce, cordoli, platee etc.</text:p>
      <text:p text:style-name="P1">Fondazione muri perimetrali</text:p>
      <text:p text:style-name="P1">Copertura vasca compenso Piano Terra piastra vasca di compenso</text:p>
      <text:p text:style-name="P1">Solarium Piano Terra piastra di base</text:p>
      <text:p text:style-name="P1">Barre in acciaio FeB44K Barre in acciaio, controllato in stabilimento, ad aderenza migliorata Fe B44K per strutture in C.A., fornite e poste in</text:p>
      <text:p text:style-name="P1">opera. Sono compresi: i tagli; le piegature; le sovrapposizioni; gli sfridi; le legature con filo di ferro ricotto; le eventuali saldature; gli aumenti</text:p>
      <text:p text:style-name="P1">di trafila rispetto ai diametri commerciali, assumendo un peso specifico convenzionale di g/cm³ <text:soft-page-break/>7,85 e tutti gli oneri relativi ai controlli di</text:p>
      <text:p text:style-name="P1">legge ove richiesti. È inoltre compreso quanto altro occorre per dare l'opera finita.</text:p>
      <text:p text:style-name="P1">Fondazione muri perimetrali in ragione di 120 kg/mc</text:p>
      <text:p text:style-name="P1">Copertura vasca compenso Piano Terra piastra vasca di compenso in ragione di 160 kg/mc</text:p>
      <text:p text:style-name="P1"/>
      <text:p text:style-name="P1">Solarium Piano Terra piastra base in ragione di 120 kg/mc</text:p>
      <text:p text:style-name="P1">Realizzazione di scalettato fuori opera per discesa in piscina come da disegni inviati dalla Committenza, superficie in calcestruzzo a vista</text:p>
      <text:p text:style-name="P1">Fondazione scala scendere piscina</text:p>
      <text:p text:style-name="P1">Fornitura e posa in opera di canale di raccolta acqua parete di fondo della piscina, con convogliamento alla vasca di compenso</text:p>
      <text:p text:style-name="P1">Piano Terra raccolta per vasca di compenso</text:p>
      <text:p text:style-name="P1">Fornitura e posa in opera di pavimento in legno o similare su struttura in acciaio inox per copertura testata piscina sopra rullo chiusura</text:p>
      <text:p text:style-name="P1">Pontile Piano Terra pavimento copertura serranda piscina</text:p>
      <text:p text:style-name="P1">Massetto di sabbia e cemento nelle proporzioni di q.li 3,5 di cemento 325 per m³ di sabbia dato in opera ben costipato e livellato, eseguito</text:p>
      <text:p text:style-name="P1">per pavimentazioni. È inoltre compreso quanto altro occorre per dare l'opera finita. Per spessori fino a cm 7.</text:p>
      <text:p text:style-name="P1">Solarium Piano Terra per pavimento solarium</text:p>
      <text:p text:style-name="P1">Fondazione scalettato</text:p>
      <text:p text:style-name="P1">Pavimento in gres porcellanato. Pavimento in gres porcellanato, per interni o per esterni, posato con malta di allettamento o mastici adesivi</text:p>
      <text:p text:style-name="P1">compresi, fornito e posto in opera. Sono compresi: la pulitura, a posa ultimata, con segatura; la suggellatura dei giunti. È inoltre compreso</text:p>
      <text:p text:style-name="P1">quanto altro occorre per dare l'opera finita. Piastrelle delle dimensioni di cm 40x40 con mastici adesivi. Prezzo di acquisto del pavimento al</text:p>
      <text:p text:style-name="P1">costo reale scontato 30 euro</text:p>
      <text:p text:style-name="P1">Solarium Piano Terra pavimento solarium</text:p>
      <text:p text:style-name="P1">ACCESSORIO</text:p>
      <text:p text:style-name="P1">Pali di lunghezza fino a m 20,00, trivellati con sonda a rotazione, completi in opera. Sono compresi: la fornitura del calcestruzzo con</text:p>
      <text:p text:style-name="P1">resistenza caratteristica non inferiore a Rck 25 MPa; la trivellazione in rocce sciolte non escluso l'attraversamento di trovanti di spessore</text:p>
      <text:p text:style-name="P1">fino a cm 100; la posa in opera della gabbia di armatura comprensiva di opportuni distanziali non metallici, al fine di garantire la sua</text:p>
      <text:p text:style-name="P1">centratura all'interno del foro (3 distanziatori ogni 3 m); la rettifica delle teste dei pali; la rimozione ed il carico, il trasporto e lo scarico a</text:p>
      <text:p text:style-name="P1">rifiuto dei materiali di risulta dalla trivellazione e dalle operazioni di rettifica delle teste dei pali; ogni compenso ed onere per l'impiego delle</text:p>
      <text:p text:style-name="P1">necessarie attrezzature per il getto del calcestruzzo dal fondo in modo da evitare il dilavamento o la separazione dei componenti; l'onere del</text:p>
      <text:p text:style-name="P1">maggiore calcestruzzo occorrente per l'espansione dello stesso fino al 20%, anche in presenza di acqua. È inoltre compreso quanto altro</text:p>
      <text:p text:style-name="P1">occorre per dare l'opera finita. È esclusa la fornitura dei ferri di armatura che saranno compensati con i prezzi di cui al CAP. 3. La misura</text:p>
      <text:p text:style-name="P1">verrà effettuata per la lunghezza effettiva dei pali a testa rettificata. Con diametro del palo cm 50.</text:p>
      <text:p text:style-name="P1">Fondazione</text:p>
      <text:p text:style-name="P1">Barre in acciaio, controllato in stabilimento, ad aderenza migliorata Fe B44K per strutture in C.A., fornite e poste in opera. Sono compresi: i</text:p>
      <text:p text:style-name="P1">tagli; le piegature; le sovrapposizioni; gli sfridi; le legature con filo di ferro ricotto; le eventuali saldature; gli aumenti di trafila rispetto ai</text:p>
      <text:p text:style-name="P1"><text:soft-page-break/>diametri commerciali, assumendo un peso specifico convenzionale di g/cm³ 7,85 e tutti gli oneri relativi ai controlli di legge ove richiesti. È</text:p>
      <text:p text:style-name="P1">inoltre compreso quanto altro occorre per dare l'opera finita.</text:p>
      <text:p text:style-name="P1">Fondazione in ragione di kg 27 al ml</text:p>
      <text:p text:style-name="P1">Classe di esposizione XC4 - corrosione indotta da carbonatazione - ambiente ciclicamente bagnato e asciutto (rapporto a/cmax inferiore a</text:p>
      <text:p text:style-name="P1">0,50). Fornitura e posa in opera di calcestruzzo durevole a prestazione garantita secondo la normativa vigente, preconfezionato con</text:p>
      <text:p text:style-name="P1">aggregati di varie pezzature atte ad assicurare un assortimento granulometrico adeguato con diametro massimo dell'aggregato 32 mm e</text:p>
      <text:p text:style-name="P1">classe di consistenza S4. È compreso nel prezzo: il trasporto dalla centrale di produzione con autobetoniera, disponibilità dell'autobetoniera</text:p>
      <text:p text:style-name="P1">per lo scarico, ogni altro onere e magistero per dare i conglomerati eseguiti a regola d'arte. Sono escluse le armature metalliche, le</text:p>
      <text:p text:style-name="P1">casseforme e il pompaggio da compensarsi con prezzi a parte. È escluso l'onere dei controlli in corso d'opera in conformità alle prescrizioni</text:p>
      <text:p text:style-name="P1">indicate nelle Norme Tecniche per le costruzioni. Rck 40 Mpa</text:p>
      <text:p text:style-name="P1">Fondazione cordoli di fondazione</text:p>
      <text:p text:style-name="P1">Piano Terra piastra base accessorio</text:p>
      <text:p text:style-name="P1">Fornitura e posa in opera di casseforme e delle relative armature di sostegno fino ad una altezza netta di m. 3,50 dal piano di appoggio.</text:p>
      <text:p text:style-name="P1">Sono compresi: montaggio, puntelli, morsetti, chiodi, legature e accessori vari, l'impiego di idonei disarmanti, controventature, disarmo,</text:p>
      <text:p text:style-name="P1">pulitura, allontanamento e accatastamento del materiale utilizzato. È inoltre compreso quant'altro occorre per dare il lavoro finito in opera a</text:p>
      <text:p text:style-name="P1">perfetta regola d'arte. La misurazione è eseguita calcolando la superficie dei casseri a diretto contatto con il conglomerato cementizio. Per</text:p>
      <text:p text:style-name="P1">muri di sostegno e fondazioni quali plinti, travi rovesce, cordoli, platee etc.</text:p>
      <text:p text:style-name="P1">Fondazione cordoli di fondazione</text:p>
      <text:p text:style-name="P1"/>
      <text:p text:style-name="P1"/>
      <text:p text:style-name="P1">Piano Terra piastra di base accessorio</text:p>
      <text:p text:style-name="P1">Barre in acciaio, controllato in stabilimento, ad aderenza migliorata Fe B44K per strutture in C.A., fornite e poste in opera. Sono compresi: i</text:p>
      <text:p text:style-name="P1">tagli; le piegature; le sovrapposizioni; gli sfridi; le legature con filo di ferro ricotto; le eventuali saldature; gli aumenti di trafila rispetto ai</text:p>
      <text:p text:style-name="P1">diametri commerciali, assumendo un peso specifico convenzionale di g/cm³ 7,85 e tutti gli oneri relativi ai controlli di legge ove richiesti. È</text:p>
      <text:p text:style-name="P1">inoltre compreso quanto altro occorre per dare l'opera finita.</text:p>
      <text:p text:style-name="P1">Fondazione cordoli di fondazione in ragione di 120 kg/mc</text:p>
      <text:p text:style-name="P1">Piano Terra piastra base accessorio in ragione di 120 kg/mc</text:p>
      <text:p text:style-name="P1">Classe di esposizione XC4 - corrosione indotta da carbonatazione - ambiente ciclicamente bagnato e asciutto (rapporto a/cmax inferiore a</text:p>
      <text:p text:style-name="P1">0,50). Fornitura e posa in opera di calcestruzzo durevole a prestazione garantita secondo la normativa vigente, preconfezionato con</text:p>
      <text:p text:style-name="P1">aggregati di varie pezzature atte ad assicurare un assortimento granulometrico adeguato con diametro massimo dell'aggregato 32 mm e</text:p>
      <text:p text:style-name="P1">classe di consistenza S4. È compreso nel prezzo: il trasporto dalla centrale di produzione con autobetoniera, disponibilità dell'autobetoniera</text:p>
      <text:p text:style-name="P1">per lo scarico, ogni altro onere e magistero per dare i conglomerati eseguiti a regola d'arte. Sono escluse le armature metalliche, le</text:p>
      <text:p text:style-name="P1">casseforme e il pompaggio da compensarsi con prezzi a parte. È escluso l'onere dei controlli in <text:soft-page-break/>corso d'opera in conformità alle prescrizioni</text:p>
      <text:p text:style-name="P1">indicate nelle Norme Tecniche per le costruzioni. Rck 40 Mpa</text:p>
      <text:p text:style-name="P1">Fondazione muri per contenimento terreno giardino</text:p>
      <text:p text:style-name="P1">Fornitura e posa in opera di casseforme e delle relative armature di sostegno fino ad una altezza netta di m. 3,50 dal piano di appoggio.</text:p>
      <text:p text:style-name="P1">Sono compresi: montaggio, puntelli, morsetti, chiodi, legature e accessori vari, l'impiego di idonei disarmanti, controventature, disarmo,</text:p>
      <text:p text:style-name="P1">pulitura, allontanamento e accatastamento del materiale utilizzato. È inoltre compreso quant'altro occorre per dare il lavoro finito in opera a</text:p>
      <text:p text:style-name="P1">perfetta regola d'arte. La misurazione è eseguita calcolando la superficie dei casseri a diretto contatto con il conglomerato cementizio. Per</text:p>
      <text:p text:style-name="P1">muri di sostegno e fondazioni quali plinti, travi rovesce, cordoli, platee etc.</text:p>
      <text:p text:style-name="P1">Fondazione muri contenimento terreno giardino</text:p>
      <text:p text:style-name="P1">Barre in acciaio, controllato in stabilimento, ad aderenza migliorata Fe B44K per strutture in C.A., fornite e poste in opera. Sono compresi: i</text:p>
      <text:p text:style-name="P1">tagli; le piegature; le sovrapposizioni; gli sfridi; le legature con filo di ferro ricotto; le eventuali saldature; gli aumenti di trafila rispetto ai</text:p>
      <text:p text:style-name="P1">diametri commerciali, assumendo un peso specifico convenzionale di g/cm³ 7,85 e tutti gli oneri relativi ai controlli di legge ove richiesti. È</text:p>
      <text:p text:style-name="P1">inoltre compreso quanto altro occorre per dare l'opera finita.</text:p>
      <text:p text:style-name="P1">Fondazione muri contenimento terreno giardino in ragione di kg 160/mc</text:p>
      <text:p text:style-name="P1">Importo complessivo lavori € 63.508,98 + IVA</text:p>
      <text:p text:style-name="P1">euro sessantatremilacinquecentoottomila e centesimi novantotto</text:p>
      <text:p text:style-name="P1"/>
      <text:p text:style-name="P1"/>
      <text:p text:style-name="P1">QUADRO ECONOMICO</text:p>
      <text:p text:style-name="P1">Proprietà Horst Fischer</text:p>
      <text:p text:style-name="P1">realizzazione di piscina e fondazione accessorio annesso</text:p>
      <text:p text:style-name="P1">TOTALE S PESA</text:p>
      <text:p text:style-name="P1">€ 63.508,98</text:p>
      <text:p text:style-name="P1">GENERALE</text:p>
      <text:p text:style-name="P1">€ 3.852,26</text:p>
      <text:p text:style-name="P1">SCAVI E RILEVATI</text:p>
      <text:p text:style-name="P1">€ 3.852,26</text:p>
      <text:p text:style-name="P1">SCAVI E RILEVATI</text:p>
      <text:p text:style-name="P1">€ 2.562,26</text:p>
      <text:p text:style-name="P1">FONDAZIONI</text:p>
      <text:p text:style-name="P1">€ 1.290,00</text:p>
      <text:p text:style-name="P1">PISCINA</text:p>
      <text:p text:style-name="P1">€ 48.742,64</text:p>
      <text:p text:style-name="P1">FONDAZIONI</text:p>
      <text:p text:style-name="P1">€ 18.187,63</text:p>
      <text:p text:style-name="P1">PALIFICATE</text:p>
      <text:p text:style-name="P1">€ 11.365,04</text:p>
      <text:p text:style-name="P1">CALCESTRUZZI E FERRO</text:p>
      <text:p text:style-name="P1">€ 6.822,60</text:p>
      <text:p text:style-name="P1">ELEVAZIONE</text:p>
      <text:p text:style-name="P1">€ 16.411,64</text:p>
      <text:p text:style-name="P1">CALCESTRUZZI E FERRO</text:p>
      <text:p text:style-name="P1">€ 16.411,64</text:p>
      <text:p text:style-name="P1">SOLARIUM</text:p>
      <text:p text:style-name="P1">€ 14.143,37</text:p>
      <text:p text:style-name="P1"><text:soft-page-break/>CALCESTRUZZI E FERRO</text:p>
      <text:p text:style-name="P1">€ 5.862,75</text:p>
      <text:p text:style-name="P1">FINITURA</text:p>
      <text:p text:style-name="P1">€ 8.280,62</text:p>
      <text:p text:style-name="P1">ACCESSORIO</text:p>
      <text:p text:style-name="P1">€ 10.914,08</text:p>
      <text:p text:style-name="P1">FONDAZIONI</text:p>
      <text:p text:style-name="P1">€ 10.440,65</text:p>
      <text:p text:style-name="P1">PALIFICATE</text:p>
      <text:p text:style-name="P1">€ 3.915,59</text:p>
      <text:p text:style-name="P1">CALCESTRUZZI E FERRO</text:p>
      <text:p text:style-name="P1">€ 6.525,06</text:p>
      <text:p text:style-name="P1">ELEVAZIONE</text:p>
      <text:p text:style-name="P1">€ 473,43</text:p>
      <text:p text:style-name="P1">CALCESTRUZZI E FERRO</text:p>
      <text:p text:style-name="P1">€ 473,43</text:p>
      <text:p text:style-name="P1">Ostra 07/06/2017</text:p>
      <text:p text:style-name="P1">Geom. Sauro Sell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7S</meta:editing-duration>
    <meta:editing-cycles>3</meta:editing-cycles>
    <meta:generator>LibreOffice/5.2.2.2$Windows_x86 LibreOffice_project/8f96e87c890bf8fa77463cd4b640a2312823f3ad</meta:generator>
    <dc:date>2017-07-31T10:36:38.245000000</dc:date>
    <meta:document-statistic meta:table-count="0" meta:image-count="0" meta:object-count="0" meta:page-count="7" meta:paragraph-count="218" meta:word-count="2819" meta:character-count="18499" meta:non-whitespace-character-count="15907"/>
    <meta:user-defined meta:name="Info 1"/>
    <meta:user-defined meta:name="Info 2"/>
    <meta:user-defined meta:name="Info 3"/>
    <meta:user-defined meta:name="Info 4"/>
  </office:meta>
</office:document-meta>
</file>